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 style:data-style-name="N4"/>
    <style:style style:name="ce6" style:family="table-cell" style:parent-style-name="Default" style:data-style-name="N4">
      <style:text-properties fo:font-weight="bold" style:font-weight-asian="bold" style:font-weight-complex="bold"/>
    </style:style>
    <style:style style:name="ce7" style:family="table-cell" style:parent-style-name="Default" style:data-style-name="N4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8.587cm" svg:height="10.844cm" svg:x="13.82cm" svg:y="1.91cm">
            <draw:object draw:notify-on-update-of-ranges="Sheet1.E2:Sheet1.E3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number-columns-repeated="2" table:default-cell-style-name="ce5"/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Freq</text:p>
          </table:table-cell>
          <table:table-cell table:style-name="Default" office:value-type="string" calcext:value-type="string">
            <text:p>Freq %</text:p>
          </table:table-cell>
          <table:table-cell table:style-name="Default" office:value-type="string" calcext:value-type="string">
            <text:p>ac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8981" calcext:value-type="float">
            <text:p>18981</text:p>
          </table:table-cell>
          <table:table-cell table:formula="of:=[.C2]/[.$C$52]" office:value-type="float" office:value="0.372183768309183" calcext:value-type="float">
            <text:p>0.37</text:p>
          </table:table-cell>
          <table:table-cell table:formula="of:=SUM([.$C$2:.C2])/[.$C$52]" office:value-type="float" office:value="0.372183768309183" calcext:value-type="float">
            <text:p>0.3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145" calcext:value-type="float">
            <text:p>6145</text:p>
          </table:table-cell>
          <table:table-cell table:formula="of:=[.C3]/[.$C$52]" office:value-type="float" office:value="0.120492558677621" calcext:value-type="float">
            <text:p>0.12</text:p>
          </table:table-cell>
          <table:table-cell table:formula="of:=SUM([.$C$2:.C3])/[.$C$52]" office:value-type="float" office:value="0.492676326986804" calcext:value-type="float">
            <text:p>0.49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table:formula="of:=[.C4]/[.$C$52]" office:value-type="float" office:value="0.0397066609149199" calcext:value-type="float">
            <text:p>0.04</text:p>
          </table:table-cell>
          <table:table-cell table:formula="of:=SUM([.$C$2:.C4])/[.$C$52]" office:value-type="float" office:value="0.532382987901724" calcext:value-type="float">
            <text:p>0.5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8273" calcext:value-type="float">
            <text:p>8273</text:p>
          </table:table-cell>
          <table:table-cell table:formula="of:=[.C5]/[.$C$52]" office:value-type="float" office:value="0.162218867036609" calcext:value-type="float">
            <text:p>0.16</text:p>
          </table:table-cell>
          <table:table-cell table:formula="of:=SUM([.$C$2:.C5])/[.$C$52]" office:value-type="float" office:value="0.694601854938332" calcext:value-type="float">
            <text:p>0.69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645" calcext:value-type="float">
            <text:p>3645</text:p>
          </table:table-cell>
          <table:table-cell table:formula="of:=[.C6]/[.$C$52]" office:value-type="float" office:value="0.0714719896468558" calcext:value-type="float">
            <text:p>0.07</text:p>
          </table:table-cell>
          <table:table-cell table:formula="of:=SUM([.$C$2:.C6])/[.$C$52]" office:value-type="float" office:value="0.766073844585188" calcext:value-type="float">
            <text:p>0.77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407" calcext:value-type="float">
            <text:p>1407</text:p>
          </table:table-cell>
          <table:table-cell table:formula="of:=[.C7]/[.$C$52]" office:value-type="float" office:value="0.0275887762505147" calcext:value-type="float">
            <text:p>0.03</text:p>
          </table:table-cell>
          <table:table-cell table:formula="of:=SUM([.$C$2:.C7])/[.$C$52]" office:value-type="float" office:value="0.793662620835703" calcext:value-type="float">
            <text:p>0.79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284" calcext:value-type="float">
            <text:p>3284</text:p>
          </table:table-cell>
          <table:table-cell table:formula="of:=[.C8]/[.$C$52]" office:value-type="float" office:value="0.0643934194788133" calcext:value-type="float">
            <text:p>0.06</text:p>
          </table:table-cell>
          <table:table-cell table:formula="of:=SUM([.$C$2:.C8])/[.$C$52]" office:value-type="float" office:value="0.858056040314516" calcext:value-type="float">
            <text:p>0.86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783" calcext:value-type="float">
            <text:p>1783</text:p>
          </table:table-cell>
          <table:table-cell table:formula="of:=[.C9]/[.$C$52]" office:value-type="float" office:value="0.0349614698327418" calcext:value-type="float">
            <text:p>0.03</text:p>
          </table:table-cell>
          <table:table-cell table:formula="of:=SUM([.$C$2:.C9])/[.$C$52]" office:value-type="float" office:value="0.893017510147258" calcext:value-type="float">
            <text:p>0.89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739" calcext:value-type="float">
            <text:p>739</text:p>
          </table:table-cell>
          <table:table-cell table:formula="of:=[.C10]/[.$C$52]" office:value-type="float" office:value="0.0144904802054942" calcext:value-type="float">
            <text:p>0.01</text:p>
          </table:table-cell>
          <table:table-cell table:formula="of:=SUM([.$C$2:.C10])/[.$C$52]" office:value-type="float" office:value="0.907507990352752" calcext:value-type="float">
            <text:p>0.91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311" calcext:value-type="float">
            <text:p>1311</text:p>
          </table:table-cell>
          <table:table-cell table:formula="of:=[.C11]/[.$C$52]" office:value-type="float" office:value="0.0257063863997333" calcext:value-type="float">
            <text:p>0.03</text:p>
          </table:table-cell>
          <table:table-cell table:formula="of:=SUM([.$C$2:.C11])/[.$C$52]" office:value-type="float" office:value="0.933214376752485" calcext:value-type="float">
            <text:p>0.93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800" calcext:value-type="float">
            <text:p>800</text:p>
          </table:table-cell>
          <table:table-cell table:formula="of:=[.C12]/[.$C$52]" office:value-type="float" office:value="0.0156865820898449" calcext:value-type="float">
            <text:p>0.02</text:p>
          </table:table-cell>
          <table:table-cell table:formula="of:=SUM([.$C$2:.C12])/[.$C$52]" office:value-type="float" office:value="0.94890095884233" calcext:value-type="float">
            <text:p>0.95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379" calcext:value-type="float">
            <text:p>379</text:p>
          </table:table-cell>
          <table:table-cell table:formula="of:=[.C13]/[.$C$52]" office:value-type="float" office:value="0.00743151826506402" calcext:value-type="float">
            <text:p>0.01</text:p>
          </table:table-cell>
          <table:table-cell table:formula="of:=SUM([.$C$2:.C13])/[.$C$52]" office:value-type="float" office:value="0.956332477107394" calcext:value-type="float">
            <text:p>0.96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 office:value-type="float" office:value="13" calcext:value-type="float">
            <text:p>13</text:p>
          </table:table-cell>
          <table:table-cell table:style-name="ce1" office:value-type="float" office:value="560" calcext:value-type="float">
            <text:p>560</text:p>
          </table:table-cell>
          <table:table-cell table:style-name="ce6" table:formula="of:=[.C14]/[.$C$52]" office:value-type="float" office:value="0.0109806074628914" calcext:value-type="float">
            <text:p>0.01</text:p>
          </table:table-cell>
          <table:table-cell table:style-name="ce6" table:formula="of:=SUM([.$C$2:.C14])/[.$C$52]" office:value-type="float" office:value="0.967313084570286" calcext:value-type="float">
            <text:p>0.97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389" calcext:value-type="float">
            <text:p>389</text:p>
          </table:table-cell>
          <table:table-cell table:formula="of:=[.C15]/[.$C$52]" office:value-type="float" office:value="0.00762760054118708" calcext:value-type="float">
            <text:p>0.01</text:p>
          </table:table-cell>
          <table:table-cell table:formula="of:=SUM([.$C$2:.C15])/[.$C$52]" office:value-type="float" office:value="0.974940685111473" calcext:value-type="float">
            <text:p>0.97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174" calcext:value-type="float">
            <text:p>174</text:p>
          </table:table-cell>
          <table:table-cell table:formula="of:=[.C16]/[.$C$52]" office:value-type="float" office:value="0.00341183160454127" calcext:value-type="float">
            <text:p>0.00</text:p>
          </table:table-cell>
          <table:table-cell table:formula="of:=SUM([.$C$2:.C16])/[.$C$52]" office:value-type="float" office:value="0.978352516716014" calcext:value-type="float">
            <text:p>0.98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235" calcext:value-type="float">
            <text:p>235</text:p>
          </table:table-cell>
          <table:table-cell table:formula="of:=[.C17]/[.$C$52]" office:value-type="float" office:value="0.00460793348889194" calcext:value-type="float">
            <text:p>0.00</text:p>
          </table:table-cell>
          <table:table-cell table:formula="of:=SUM([.$C$2:.C17])/[.$C$52]" office:value-type="float" office:value="0.982960450204906" calcext:value-type="float">
            <text:p>0.98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office:value-type="float" office:value="17" calcext:value-type="float">
            <text:p>17</text:p>
          </table:table-cell>
          <table:table-cell table:style-name="ce2" office:value-type="float" office:value="194" calcext:value-type="float">
            <text:p>194</text:p>
          </table:table-cell>
          <table:table-cell table:style-name="ce7" table:formula="of:=[.C18]/[.$C$52]" office:value-type="float" office:value="0.00380399615678739" calcext:value-type="float">
            <text:p>0.00</text:p>
          </table:table-cell>
          <table:table-cell table:style-name="ce7" table:formula="of:=SUM([.$C$2:.C18])/[.$C$52]" office:value-type="float" office:value="0.986764446361693" calcext:value-type="float">
            <text:p>0.99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103" calcext:value-type="float">
            <text:p>103</text:p>
          </table:table-cell>
          <table:table-cell table:formula="of:=[.C19]/[.$C$52]" office:value-type="float" office:value="0.00201964744406753" calcext:value-type="float">
            <text:p>0.00</text:p>
          </table:table-cell>
          <table:table-cell table:formula="of:=SUM([.$C$2:.C19])/[.$C$52]" office:value-type="float" office:value="0.988784093805761" calcext:value-type="float">
            <text:p>0.99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138" calcext:value-type="float">
            <text:p>138</text:p>
          </table:table-cell>
          <table:table-cell table:formula="of:=[.C20]/[.$C$52]" office:value-type="float" office:value="0.00270593541049825" calcext:value-type="float">
            <text:p>0.00</text:p>
          </table:table-cell>
          <table:table-cell table:formula="of:=SUM([.$C$2:.C20])/[.$C$52]" office:value-type="float" office:value="0.991490029216259" calcext:value-type="float">
            <text:p>0.99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 office:value-type="float" office:value="20" calcext:value-type="float">
            <text:p>20</text:p>
          </table:table-cell>
          <table:table-cell table:style-name="ce1" office:value-type="float" office:value="98" calcext:value-type="float">
            <text:p>98</text:p>
          </table:table-cell>
          <table:table-cell table:style-name="ce6" table:formula="of:=[.C21]/[.$C$52]" office:value-type="float" office:value="0.001921606306006" calcext:value-type="float">
            <text:p>0.00</text:p>
          </table:table-cell>
          <table:table-cell table:style-name="ce6" table:formula="of:=SUM([.$C$2:.C21])/[.$C$52]" office:value-type="float" office:value="0.993411635522265" calcext:value-type="float">
            <text:p>0.99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table:formula="of:=[.C22]/[.$C$52]" office:value-type="float" office:value="0.00060785505598149" calcext:value-type="float">
            <text:p>0.00</text:p>
          </table:table-cell>
          <table:table-cell table:formula="of:=SUM([.$C$2:.C22])/[.$C$52]" office:value-type="float" office:value="0.994019490578247" calcext:value-type="float">
            <text:p>0.99</text:p>
          </table:table-cell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71" calcext:value-type="float">
            <text:p>71</text:p>
          </table:table-cell>
          <table:table-cell table:formula="of:=[.C23]/[.$C$52]" office:value-type="float" office:value="0.00139218416047373" calcext:value-type="float">
            <text:p>0.00</text:p>
          </table:table-cell>
          <table:table-cell table:formula="of:=SUM([.$C$2:.C23])/[.$C$52]" office:value-type="float" office:value="0.99541167473872" calcext:value-type="float">
            <text:p>1.00</text:p>
          </table:table-cell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table:formula="of:=[.C24]/[.$C$52]" office:value-type="float" office:value="0.000823545559716857" calcext:value-type="float">
            <text:p>0.00</text:p>
          </table:table-cell>
          <table:table-cell table:formula="of:=SUM([.$C$2:.C24])/[.$C$52]" office:value-type="float" office:value="0.996235220298437" calcext:value-type="float">
            <text:p>1.00</text:p>
          </table:table-cell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formula="of:=[.C25]/[.$C$52]" office:value-type="float" office:value="0.000274515186572286" calcext:value-type="float">
            <text:p>0.00</text:p>
          </table:table-cell>
          <table:table-cell table:formula="of:=SUM([.$C$2:.C25])/[.$C$52]" office:value-type="float" office:value="0.996509735485009" calcext:value-type="float">
            <text:p>1.00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table:formula="of:=[.C26]/[.$C$52]" office:value-type="float" office:value="0.000862762014941469" calcext:value-type="float">
            <text:p>0.00</text:p>
          </table:table-cell>
          <table:table-cell table:formula="of:=SUM([.$C$2:.C26])/[.$C$52]" office:value-type="float" office:value="0.997372497499951" calcext:value-type="float">
            <text:p>1.00</text:p>
          </table:table-cell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[.C27]/[.$C$52]" office:value-type="float" office:value="0.000490205690307653" calcext:value-type="float">
            <text:p>0.00</text:p>
          </table:table-cell>
          <table:table-cell table:formula="of:=SUM([.$C$2:.C27])/[.$C$52]" office:value-type="float" office:value="0.997862703190259" calcext:value-type="float">
            <text:p>1.00</text:p>
          </table:table-cell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formula="of:=[.C28]/[.$C$52]" office:value-type="float" office:value="0.0000980411380615306" calcext:value-type="float">
            <text:p>0.00</text:p>
          </table:table-cell>
          <table:table-cell table:formula="of:=SUM([.$C$2:.C28])/[.$C$52]" office:value-type="float" office:value="0.99796074432832" calcext:value-type="float">
            <text:p>1.00</text:p>
          </table:table-cell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formula="of:=[.C29]/[.$C$52]" office:value-type="float" office:value="0.000627463283593796" calcext:value-type="float">
            <text:p>0.00</text:p>
          </table:table-cell>
          <table:table-cell table:formula="of:=SUM([.$C$2:.C29])/[.$C$52]" office:value-type="float" office:value="0.998588207611914" calcext:value-type="float">
            <text:p>1.00</text:p>
          </table:table-cell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table:formula="of:=[.C30]/[.$C$52]" office:value-type="float" office:value="0.000274515186572286" calcext:value-type="float">
            <text:p>0.00</text:p>
          </table:table-cell>
          <table:table-cell table:formula="of:=SUM([.$C$2:.C30])/[.$C$52]" office:value-type="float" office:value="0.998862722798486" calcext:value-type="float">
            <text:p>1.00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formula="of:=[.C31]/[.$C$52]" office:value-type="float" office:value="0.000176474048510755" calcext:value-type="float">
            <text:p>0.00</text:p>
          </table:table-cell>
          <table:table-cell table:formula="of:=SUM([.$C$2:.C31])/[.$C$52]" office:value-type="float" office:value="0.999039196846997" calcext:value-type="float">
            <text:p>1.00</text:p>
          </table:table-cell>
        </table:table-row>
        <table:table-row table:style-name="ro2">
          <table:table-cell table:number-columns-repeated="2"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formula="of:=[.C32]/[.$C$52]" office:value-type="float" office:value="0.000156865820898449" calcext:value-type="float">
            <text:p>0.00</text:p>
          </table:table-cell>
          <table:table-cell table:formula="of:=SUM([.$C$2:.C32])/[.$C$52]" office:value-type="float" office:value="0.999196062667895" calcext:value-type="float">
            <text:p>1.00</text:p>
          </table:table-cell>
        </table:table-row>
        <table:table-row table:style-name="ro2">
          <table:table-cell table:number-columns-repeated="2"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formula="of:=[.C33]/[.$C$52]" office:value-type="float" office:value="0.000117649365673837" calcext:value-type="float">
            <text:p>0.00</text:p>
          </table:table-cell>
          <table:table-cell table:formula="of:=SUM([.$C$2:.C33])/[.$C$52]" office:value-type="float" office:value="0.999313712033569" calcext:value-type="float">
            <text:p>1.00</text:p>
          </table:table-cell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[.C34]/[.$C$52]" office:value-type="float" office:value="0.0000196082276123061" calcext:value-type="float">
            <text:p>0.00</text:p>
          </table:table-cell>
          <table:table-cell table:formula="of:=SUM([.$C$2:.C34])/[.$C$52]" office:value-type="float" office:value="0.999333320261182" calcext:value-type="float">
            <text:p>1.00</text:p>
          </table:table-cell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table:formula="of:=[.C35]/[.$C$52]" office:value-type="float" office:value="0.000156865820898449" calcext:value-type="float">
            <text:p>0.00</text:p>
          </table:table-cell>
          <table:table-cell table:formula="of:=SUM([.$C$2:.C35])/[.$C$52]" office:value-type="float" office:value="0.99949018608208" calcext:value-type="float">
            <text:p>1.00</text:p>
          </table:table-cell>
        </table:table-row>
        <table:table-row table:style-name="ro2">
          <table:table-cell table:number-columns-repeated="2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formula="of:=[.C36]/[.$C$52]" office:value-type="float" office:value="0.0000392164552246122" calcext:value-type="float">
            <text:p>0.00</text:p>
          </table:table-cell>
          <table:table-cell table:formula="of:=SUM([.$C$2:.C36])/[.$C$52]" office:value-type="float" office:value="0.999529402537305" calcext:value-type="float">
            <text:p>1.00</text:p>
          </table:table-cell>
        </table:table-row>
        <table:table-row table:style-name="ro2">
          <table:table-cell table:number-columns-repeated="2"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formula="of:=[.C37]/[.$C$52]" office:value-type="float" office:value="0.0000392164552246122" calcext:value-type="float">
            <text:p>0.00</text:p>
          </table:table-cell>
          <table:table-cell table:formula="of:=SUM([.$C$2:.C37])/[.$C$52]" office:value-type="float" office:value="0.999568618992529" calcext:value-type="float">
            <text:p>1.00</text:p>
          </table:table-cell>
        </table:table-row>
        <table:table-row table:style-name="ro2">
          <table:table-cell table:number-columns-repeated="2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formula="of:=[.C38]/[.$C$52]" office:value-type="float" office:value="0.0000392164552246122" calcext:value-type="float">
            <text:p>0.00</text:p>
          </table:table-cell>
          <table:table-cell table:formula="of:=SUM([.$C$2:.C38])/[.$C$52]" office:value-type="float" office:value="0.999607835447754" calcext:value-type="float">
            <text:p>1.00</text:p>
          </table:table-cell>
        </table:table-row>
        <table:table-row table:style-name="ro2">
          <table:table-cell table:number-columns-repeated="2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formula="of:=[.C39]/[.$C$52]" office:value-type="float" office:value="0.0000392164552246122" calcext:value-type="float">
            <text:p>0.00</text:p>
          </table:table-cell>
          <table:table-cell table:formula="of:=SUM([.$C$2:.C39])/[.$C$52]" office:value-type="float" office:value="0.999647051902979" calcext:value-type="float">
            <text:p>1.00</text:p>
          </table:table-cell>
        </table:table-row>
        <table:table-row table:style-name="ro2">
          <table:table-cell table:number-columns-repeated="2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[.C40]/[.$C$52]" office:value-type="float" office:value="0.0000196082276123061" calcext:value-type="float">
            <text:p>0.00</text:p>
          </table:table-cell>
          <table:table-cell table:formula="of:=SUM([.$C$2:.C40])/[.$C$52]" office:value-type="float" office:value="0.999666660130591" calcext:value-type="float">
            <text:p>1.00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formula="of:=[.C41]/[.$C$52]" office:value-type="float" office:value="0.0000392164552246122" calcext:value-type="float">
            <text:p>0.00</text:p>
          </table:table-cell>
          <table:table-cell table:formula="of:=SUM([.$C$2:.C41])/[.$C$52]" office:value-type="float" office:value="0.999705876585816" calcext:value-type="float">
            <text:p>1.00</text:p>
          </table:table-cell>
        </table:table-row>
        <table:table-row table:style-name="ro1">
          <table:table-cell table:number-columns-repeated="2"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formula="of:=[.C42]/[.$C$52]" office:value-type="float" office:value="0.0000392164552246122" calcext:value-type="float">
            <text:p>0.00</text:p>
          </table:table-cell>
          <table:table-cell table:formula="of:=SUM([.$C$2:.C42])/[.$C$52]" office:value-type="float" office:value="0.99974509304104" calcext:value-type="float">
            <text:p>1.00</text:p>
          </table:table-cell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formula="of:=[.C43]/[.$C$52]" office:value-type="float" office:value="0.0000784329104492245" calcext:value-type="float">
            <text:p>0.00</text:p>
          </table:table-cell>
          <table:table-cell table:formula="of:=SUM([.$C$2:.C43])/[.$C$52]" office:value-type="float" office:value="0.999823525951489" calcext:value-type="float">
            <text:p>1.00</text:p>
          </table:table-cell>
        </table:table-row>
        <table:table-row table:style-name="ro2">
          <table:table-cell table:style-name="ce1" office:value-type="float" office:value="43" calcext:value-type="float">
            <text:p>43</text:p>
          </table:table-cell>
          <table:table-cell table:style-name="ce4" office:value-type="float" office:value="44" calcext:value-type="float">
            <text:p>44</text:p>
          </table:table-cell>
          <table:table-cell table:style-name="ce1" office:value-type="float" office:value="1" calcext:value-type="float">
            <text:p>1</text:p>
          </table:table-cell>
          <table:table-cell table:formula="of:=[.C44]/[.$C$52]" office:value-type="float" office:value="0.0000196082276123061" calcext:value-type="float">
            <text:p>0.00</text:p>
          </table:table-cell>
          <table:table-cell table:formula="of:=SUM([.$C$2:.C44])/[.$C$52]" office:value-type="float" office:value="0.999843134179102" calcext:value-type="float">
            <text:p>1.00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[.C45]/[.$C$52]" office:value-type="float" office:value="0.0000392164552246122" calcext:value-type="float">
            <text:p>0.00</text:p>
          </table:table-cell>
          <table:table-cell table:formula="of:=SUM([.$C$2:.C45])/[.$C$52]" office:value-type="float" office:value="0.999882350634326" calcext:value-type="float">
            <text:p>1.00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formula="of:=[.C46]/[.$C$52]" office:value-type="float" office:value="0.0000196082276123061" calcext:value-type="float">
            <text:p>0.00</text:p>
          </table:table-cell>
          <table:table-cell table:formula="of:=SUM([.$C$2:.C46])/[.$C$52]" office:value-type="float" office:value="0.999901958861938" calcext:value-type="float">
            <text:p>1.00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[.C47]/[.$C$52]" office:value-type="float" office:value="0.0000196082276123061" calcext:value-type="float">
            <text:p>0.00</text:p>
          </table:table-cell>
          <table:table-cell table:formula="of:=SUM([.$C$2:.C47])/[.$C$52]" office:value-type="float" office:value="0.999921567089551" calcext:value-type="float">
            <text:p>1.00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[.C48]/[.$C$52]" office:value-type="float" office:value="0.0000196082276123061" calcext:value-type="float">
            <text:p>0.00</text:p>
          </table:table-cell>
          <table:table-cell table:formula="of:=SUM([.$C$2:.C48])/[.$C$52]" office:value-type="float" office:value="0.999941175317163" calcext:value-type="float">
            <text:p>1.00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formula="of:=[.C49]/[.$C$52]" office:value-type="float" office:value="0.0000196082276123061" calcext:value-type="float">
            <text:p>0.00</text:p>
          </table:table-cell>
          <table:table-cell table:formula="of:=SUM([.$C$2:.C49])/[.$C$52]" office:value-type="float" office:value="0.999960783544775" calcext:value-type="float">
            <text:p>1.00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[.C50]/[.$C$52]" office:value-type="float" office:value="0.0000196082276123061" calcext:value-type="float">
            <text:p>0.00</text:p>
          </table:table-cell>
          <table:table-cell table:formula="of:=SUM([.$C$2:.C50])/[.$C$52]" office:value-type="float" office:value="0.999980391772388" calcext:value-type="float">
            <text:p>1.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51]/[.$C$52]" office:value-type="float" office:value="0.0000196082276123061" calcext:value-type="float">
            <text:p>0.00</text:p>
          </table:table-cell>
          <table:table-cell table:formula="of:=SUM([.$C$2:.C51])/[.$C$52]" office:value-type="float" office:value="1" calcext:value-type="float">
            <text:p>1.00</text:p>
          </table:table-cell>
        </table:table-row>
        <table:table-row table:style-name="ro2">
          <table:table-cell/>
          <table:table-cell table:style-name="Default"/>
          <table:table-cell table:formula="of:=SUM([.C2:.C51])" office:value-type="float" office:value="50999" calcext:value-type="float">
            <text:p>50999</text:p>
          </table:table-cell>
          <table:table-cell table:formula="of:=[.C52]/[.$C$52]" office:value-type="float" office:value="1" calcext:value-type="float">
            <text:p>1.00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B2:Sheet1.C5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1" number:min-integer-digits="1" number:grouping="true"/>
    </number:number-style>
    <number:number-style style:name="N110">
      <number:number number:decimal-places="3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7">0000-00-00</text:date>, <text:time style:data-style-name="N2" text:time-value="17:46:43.2892128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2T18:07:55.060613192</meta:creation-date>
    <dc:date>2015-12-07T18:53:35.611031866</dc:date>
    <meta:editing-duration>PT3M17S</meta:editing-duration>
    <meta:editing-cycles>5</meta:editing-cycles>
    <meta:generator>LibreOffice/4.2.8.2$Linux_X86_64 LibreOffice_project/420m0$Build-2</meta:generator>
    <meta:document-statistic meta:table-count="1" meta:cell-count="25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number-style style:name="N110">
      <number:number number: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588cm" svg:height="10.845cm" xlink:href=".." xlink:type="simple" chart:class="chart:bar" chart:style-name="ch1">
        <chart:title svg:x="6.659cm" svg:y="0.125cm" chart:style-name="ch2">
          <text:p>Hazard Score Distribution</text:p>
        </chart:title>
        <chart:subtitle svg:x="7.292cm" svg:y="0.78cm" chart:style-name="ch3">
          <text:p>Cumulative Histogram</text:p>
        </chart:subtitle>
        <chart:plot-area chart:style-name="ch4" table:cell-range-address="Sheet1.E2:Sheet1.E31" svg:x="0.364cm" svg:y="1.489cm" svg:width="17.851cm" svg:height="8.301cm">
          <chartooo:coordinate-region svg:x="1.276cm" svg:y="1.689cm" svg:width="16.939cm" svg:height="7.454cm"/>
          <chart:axis chart:dimension="x" chart:name="primary-x" chart:style-name="ch5">
            <chart:title svg:x="8.24cm" svg:y="10.006cm" chart:style-name="ch6">
              <text:p>Hazard Score</text:p>
            </chart:title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E2:Sheet1.E31" chart:class="chart:bar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72183768309183">
                <text:p>0.372183768309183</text:p>
                <draw:g>
                  <svg:desc>Sheet1.E2:Sheet1.E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92676326986804">
                <text:p>0.4926763269868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32382987901724">
                <text:p>0.5323829879017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94601854938332">
                <text:p>0.6946018549383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66073844585188">
                <text:p>0.7660738445851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93662620835703">
                <text:p>0.7936626208357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58056040314516">
                <text:p>0.8580560403145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93017510147258">
                <text:p>0.8930175101472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07507990352752">
                <text:p>0.9075079903527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33214376752485">
                <text:p>0.9332143767524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4890095884233">
                <text:p>0.948900958842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56332477107394">
                <text:p>0.9563324771073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67313084570286">
                <text:p>0.9673130845702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74940685111473">
                <text:p>0.9749406851114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78352516716014">
                <text:p>0.9783525167160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82960450204906">
                <text:p>0.9829604502049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86764446361693">
                <text:p>0.9867644463616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88784093805761">
                <text:p>0.9887840938057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91490029216259">
                <text:p>0.9914900292162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93411635522265">
                <text:p>0.9934116355222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94019490578247">
                <text:p>0.9940194905782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9541167473872">
                <text:p>0.995411674738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96235220298437">
                <text:p>0.9962352202984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96509735485009">
                <text:p>0.9965097354850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97372497499951">
                <text:p>0.9973724974999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97862703190259">
                <text:p>0.9978627031902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9796074432832">
                <text:p>0.997960744328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98588207611914">
                <text:p>0.9985882076119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98862722798486">
                <text:p>0.9988627227984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99039196846997">
                <text:p>0.9990391968469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